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442b5"/>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paragraph-properties fo:text-align="justify" style:justify-single-word="false"/>
      <style:text-properties officeooo:rsid="0065cc12" officeooo:paragraph-rsid="0065cc12"/>
    </style:style>
    <style:style style:name="P11" style:family="paragraph" style:parent-style-name="Standard">
      <style:text-properties officeooo:rsid="0065cc12" officeooo:paragraph-rsid="0065cc12"/>
    </style:style>
    <style:style style:name="P12" style:family="paragraph" style:parent-style-name="Standard">
      <style:text-properties officeooo:paragraph-rsid="0065cc12"/>
    </style:style>
    <style:style style:name="P13" style:family="paragraph" style:parent-style-name="Standard">
      <style:text-properties style:font-name="Liberation Serif" officeooo:rsid="0065cc12" officeooo:paragraph-rsid="0065cc12"/>
    </style:style>
    <style:style style:name="P14"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15" style:family="paragraph" style:parent-style-name="Standard">
      <style:text-properties officeooo:paragraph-rsid="006af114"/>
    </style:style>
    <style:style style:name="P16" style:family="paragraph" style:parent-style-name="Standard">
      <style:paragraph-properties fo:text-align="justify" style:justify-single-word="false"/>
      <style:text-properties officeooo:rsid="00490f20" officeooo:paragraph-rsid="00703ad3"/>
    </style:style>
    <style:style style:name="P17" style:family="paragraph" style:parent-style-name="Standard">
      <style:text-properties officeooo:paragraph-rsid="00703ad3"/>
    </style:style>
    <style:style style:name="P18" style:family="paragraph" style:parent-style-name="Standard">
      <style:text-properties officeooo:rsid="00703ad3" officeooo:paragraph-rsid="00703ad3"/>
    </style:style>
    <style:style style:name="P19" style:family="paragraph" style:parent-style-name="Table_20_Contents">
      <style:paragraph-properties fo:text-align="center" style:justify-single-word="false"/>
      <style:text-properties officeooo:paragraph-rsid="00216058"/>
    </style:style>
    <style:style style:name="P20" style:family="paragraph" style:parent-style-name="Table_20_Contents">
      <style:paragraph-properties fo:text-align="center" style:justify-single-word="false"/>
      <style:text-properties officeooo:paragraph-rsid="00235cf7"/>
    </style:style>
    <style:style style:name="P21" style:family="paragraph" style:parent-style-name="Table_20_Contents">
      <style:paragraph-properties fo:text-align="center" style:justify-single-word="false"/>
      <style:text-properties officeooo:paragraph-rsid="002543ad"/>
    </style:style>
    <style:style style:name="P22" style:family="paragraph" style:parent-style-name="Table_20_Contents">
      <style:paragraph-properties fo:text-align="center" style:justify-single-word="false"/>
      <style:text-properties officeooo:paragraph-rsid="004e10ec"/>
    </style:style>
    <style:style style:name="P23" style:family="paragraph" style:parent-style-name="Table_20_Contents">
      <style:text-properties fo:font-weight="bold" officeooo:paragraph-rsid="001b843c" style:font-weight-asian="bold" style:font-weight-complex="bold"/>
    </style:style>
    <style:style style:name="P24" style:family="paragraph" style:parent-style-name="Table_20_Contents">
      <style:text-properties officeooo:rsid="00384135" officeooo:paragraph-rsid="00384135"/>
    </style:style>
    <style:style style:name="P25" style:family="paragraph" style:parent-style-name="Table_20_Contents">
      <style:paragraph-properties fo:text-align="center" style:justify-single-word="false"/>
      <style:text-properties officeooo:rsid="003b4b8a" officeooo:paragraph-rsid="003b4b8a"/>
    </style:style>
    <style:style style:name="P26" style:family="paragraph" style:parent-style-name="Table_20_Contents">
      <style:paragraph-properties fo:text-align="center" style:justify-single-word="false"/>
      <style:text-properties officeooo:rsid="003b4b8a" officeooo:paragraph-rsid="004e10ec"/>
    </style:style>
    <style:style style:name="P27" style:family="paragraph" style:parent-style-name="Table_20_Contents">
      <style:text-properties officeooo:rsid="004fe43c" officeooo:paragraph-rsid="001b843c"/>
    </style:style>
    <style:style style:name="P28" style:family="paragraph" style:parent-style-name="Table_20_Contents">
      <style:paragraph-properties fo:text-align="center" style:justify-single-word="false"/>
      <style:text-properties officeooo:rsid="006b0e7f" officeooo:paragraph-rsid="006b0e7f"/>
    </style:style>
    <style:style style:name="P29" style:family="paragraph" style:parent-style-name="Text_20_body">
      <style:text-properties fo:font-style="italic" officeooo:rsid="006839be" officeooo:paragraph-rsid="006839be" style:font-style-asian="italic" style:font-style-complex="italic"/>
    </style:style>
    <style:style style:name="P30" style:family="paragraph" style:parent-style-name="Text_20_body">
      <style:text-properties fo:font-style="italic" officeooo:rsid="005b5884" officeooo:paragraph-rsid="00216058" style:font-style-asian="italic" style:font-style-complex="italic"/>
    </style:style>
    <style:style style:name="P31" style:family="paragraph" style:parent-style-name="Text_20_body">
      <style:text-properties fo:font-style="italic" officeooo:rsid="006af114" officeooo:paragraph-rsid="006af114" style:font-style-asian="italic" style:font-style-complex="italic"/>
    </style:style>
    <style:style style:name="P32" style:family="paragraph" style:parent-style-name="Text_20_body">
      <style:text-properties officeooo:paragraph-rsid="00216058"/>
    </style:style>
    <style:style style:name="P33" style:family="paragraph" style:parent-style-name="Text_20_body">
      <style:text-properties officeooo:rsid="002543ad" officeooo:paragraph-rsid="002543ad"/>
    </style:style>
    <style:style style:name="P34" style:family="paragraph" style:parent-style-name="Text_20_body">
      <style:text-properties officeooo:paragraph-rsid="00330a14"/>
    </style:style>
    <style:style style:name="P35" style:family="paragraph" style:parent-style-name="Text_20_body">
      <style:text-properties officeooo:rsid="0065cc12" officeooo:paragraph-rsid="0065cc12"/>
    </style:style>
    <style:style style:name="P36" style:family="paragraph" style:parent-style-name="Text_20_body">
      <style:paragraph-properties fo:text-align="justify" style:justify-single-word="false"/>
      <style:text-properties officeooo:rsid="0065cc12" officeooo:paragraph-rsid="0065cc12"/>
    </style:style>
    <style:style style:name="P37" style:family="paragraph" style:parent-style-name="Text_20_body">
      <style:text-properties officeooo:paragraph-rsid="00676525"/>
    </style:style>
    <style:style style:name="P38" style:family="paragraph" style:parent-style-name="Text_20_body" style:master-page-name="">
      <loext:graphic-properties draw:fill="none"/>
      <style:paragraph-properties fo:margin-left="1cm" fo:margin-right="1.101cm" fo:margin-top="0cm" fo:margin-bottom="0.247cm" loext:contextual-spacing="false" fo:line-height="120%" fo:text-align="justify" style:justify-single-word="false" fo:text-indent="0cm" style:auto-text-indent="false" style:page-number="auto" fo:background-color="transparent"/>
      <style:text-properties officeooo:rsid="0065cc12" officeooo:paragraph-rsid="0065cc12"/>
    </style:style>
    <style:style style:name="P39" style:family="paragraph" style:parent-style-name="Text_20_body">
      <style:paragraph-properties fo:margin-top="0cm" fo:margin-bottom="0cm" loext:contextual-spacing="false" fo:text-align="justify" style:justify-single-word="false"/>
      <style:text-properties style:font-name="Courier" fo:font-size="8pt" officeooo:rsid="006e57aa" officeooo:paragraph-rsid="006e57aa" style:font-size-asian="8pt" style:font-size-complex="8pt"/>
    </style:style>
    <style:style style:name="P40" style:family="paragraph" style:parent-style-name="Text_20_body">
      <style:paragraph-properties fo:margin-top="0cm" fo:margin-bottom="0cm" loext:contextual-spacing="false" fo:text-align="justify" style:justify-single-word="false"/>
      <style:text-properties style:font-name="Courier" fo:font-size="8pt" officeooo:rsid="006e57aa" officeooo:paragraph-rsid="007352db" style:font-size-asian="8pt" style:font-size-complex="8pt"/>
    </style:style>
    <style:style style:name="P41" style:family="paragraph" style:parent-style-name="Text_20_body">
      <style:paragraph-properties fo:margin-top="0cm" fo:margin-bottom="0cm" loext:contextual-spacing="false" fo:text-align="justify" style:justify-single-word="false"/>
      <style:text-properties style:font-name="Courier" fo:font-size="8pt" officeooo:rsid="007371f7" officeooo:paragraph-rsid="007352db" style:font-size-asian="8pt" style:font-size-complex="8pt"/>
    </style:style>
    <style:style style:name="P42" style:family="paragraph" style:parent-style-name="Text_20_body">
      <style:paragraph-properties fo:margin-top="0cm" fo:margin-bottom="0cm" loext:contextual-spacing="false" fo:text-align="justify" style:justify-single-word="false"/>
      <style:text-properties style:font-name="Courier" fo:font-size="8pt" officeooo:rsid="007290cb" officeooo:paragraph-rsid="007352db" style:font-size-asian="8pt" style:font-size-complex="8pt"/>
    </style:style>
    <style:style style:name="P43" style:family="paragraph" style:parent-style-name="Text_20_body" style:list-style-name="L1">
      <style:paragraph-properties fo:text-align="justify" style:justify-single-word="false"/>
      <style:text-properties officeooo:paragraph-rsid="003f8839"/>
    </style:style>
    <style:style style:name="P44" style:family="paragraph" style:parent-style-name="Text_20_body" style:list-style-name="L2">
      <style:text-properties fo:color="#000000" fo:font-weight="normal" officeooo:rsid="002a101e" officeooo:paragraph-rsid="002a101e" style:font-weight-asian="normal" style:font-weight-complex="normal"/>
    </style:style>
    <style:style style:name="P45" style:family="paragraph" style:parent-style-name="Text_20_body" style:list-style-name="L2">
      <style:text-properties fo:color="#000000" fo:font-weight="normal" officeooo:rsid="002543ad" officeooo:paragraph-rsid="002543ad" style:font-weight-asian="normal" style:font-weight-complex="normal"/>
    </style:style>
    <style:style style:name="P46" style:family="paragraph" style:parent-style-name="Text_20_body" style:list-style-name="L3">
      <style:text-properties officeooo:paragraph-rsid="00330a14"/>
    </style:style>
    <style:style style:name="P47" style:family="paragraph" style:parent-style-name="Heading_20_1">
      <style:text-properties officeooo:rsid="0026d17b" officeooo:paragraph-rsid="0026d17b"/>
    </style:style>
    <style:style style:name="P48" style:family="paragraph" style:parent-style-name="Heading_20_1">
      <style:text-properties officeooo:rsid="0029f2ac" officeooo:paragraph-rsid="0029f2ac"/>
    </style:style>
    <style:style style:name="P49" style:family="paragraph" style:parent-style-name="Heading_20_1" style:list-style-name="">
      <style:text-properties officeooo:rsid="0029f2ac" officeooo:paragraph-rsid="0029f2ac"/>
    </style:style>
    <style:style style:name="P50" style:family="paragraph" style:parent-style-name="Heading_20_1" style:list-style-name="">
      <style:text-properties officeooo:rsid="0065cc12" officeooo:paragraph-rsid="0065cc12"/>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65cc12" officeooo:paragraph-rsid="0065cc12"/>
    </style:style>
    <style:style style:name="P53" style:family="paragraph" style:parent-style-name="Heading_20_1">
      <style:paragraph-properties fo:break-before="page"/>
      <style:text-properties officeooo:paragraph-rsid="0029f2ac"/>
    </style:style>
    <style:style style:name="P54" style:family="paragraph" style:parent-style-name="Heading_20_2">
      <style:text-properties officeooo:rsid="0065cc12" officeooo:paragraph-rsid="0065cc12"/>
    </style:style>
    <style:style style:name="P55" style:family="paragraph" style:parent-style-name="Heading_20_3">
      <style:text-properties officeooo:rsid="001d9b7b" officeooo:paragraph-rsid="00216058"/>
    </style:style>
    <style:style style:name="P56" style:family="paragraph" style:parent-style-name="Heading_20_3">
      <style:text-properties officeooo:rsid="00676525" officeooo:paragraph-rsid="00676525"/>
    </style:style>
    <style:style style:name="P57" style:family="paragraph" style:parent-style-name="Heading_20_3">
      <style:text-properties officeooo:rsid="006839be" officeooo:paragraph-rsid="006839be"/>
    </style:style>
    <style:style style:name="P58" style:family="paragraph" style:parent-style-name="Heading_20_3">
      <style:text-properties officeooo:rsid="006af114" officeooo:paragraph-rsid="006af114"/>
    </style:style>
    <style:style style:name="P59" style:family="paragraph" style:parent-style-name="Heading_20_3">
      <style:text-properties officeooo:rsid="002543ad" officeooo:paragraph-rsid="002543ad"/>
    </style:style>
    <style:style style:name="P60" style:family="paragraph" style:parent-style-name="Heading_20_3">
      <style:text-properties officeooo:rsid="004e10ec" officeooo:paragraph-rsid="004e10ec"/>
    </style:style>
    <style:style style:name="P61" style:family="paragraph" style:parent-style-name="Heading_20_3">
      <style:text-properties officeooo:rsid="00330a14" officeooo:paragraph-rsid="00330a14"/>
    </style:style>
    <style:style style:name="P62" style:family="paragraph" style:parent-style-name="enum" style:list-style-name="L1">
      <style:paragraph-properties fo:text-align="justify" style:justify-single-word="false"/>
      <style:text-properties officeooo:paragraph-rsid="0026d17b"/>
    </style:style>
    <style:style style:name="P63" style:family="paragraph" style:parent-style-name="enum" style:list-style-name="L1">
      <style:paragraph-properties fo:text-align="justify" style:justify-single-word="false"/>
      <style:text-properties officeooo:rsid="0026d17b" officeooo:paragraph-rsid="0026d17b"/>
    </style:style>
    <style:style style:name="P64"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65"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6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676525" style:font-style-asian="italic" style:font-style-complex="italic"/>
    </style:style>
    <style:style style:name="T5" style:family="text">
      <style:text-properties fo:font-style="italic" officeooo:rsid="007ddaa2" style:font-style-asian="italic" style:font-style-complex="italic"/>
    </style:style>
    <style:style style:name="T6" style:family="text">
      <style:text-properties fo:font-style="italic" officeooo:rsid="007eb024"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7ddaa2" style:font-style-asian="normal" style:font-style-complex="normal"/>
    </style:style>
    <style:style style:name="T11" style:family="text">
      <style:text-properties fo:font-style="normal" officeooo:rsid="007eb024" style:font-style-asian="normal" style:font-style-complex="normal"/>
    </style:style>
    <style:style style:name="T12" style:family="text">
      <style:text-properties officeooo:rsid="002a0eee"/>
    </style:style>
    <style:style style:name="T13" style:family="text">
      <style:text-properties officeooo:rsid="002d2bd7"/>
    </style:style>
    <style:style style:name="T14" style:family="text">
      <style:text-properties officeooo:rsid="00318f31"/>
    </style:style>
    <style:style style:name="T15" style:family="text">
      <style:text-properties officeooo:rsid="003ea68c"/>
    </style:style>
    <style:style style:name="T16" style:family="text">
      <style:text-properties officeooo:rsid="004b0b89"/>
    </style:style>
    <style:style style:name="T17" style:family="text">
      <style:text-properties officeooo:rsid="005051e1"/>
    </style:style>
    <style:style style:name="T18" style:family="text">
      <style:text-properties officeooo:rsid="006442b5"/>
    </style:style>
    <style:style style:name="T19" style:family="text">
      <style:text-properties officeooo:rsid="0069b4f6"/>
    </style:style>
    <style:style style:name="T20" style:family="text">
      <style:text-properties officeooo:rsid="006af114"/>
    </style:style>
    <style:style style:name="T21" style:family="text">
      <style:text-properties officeooo:rsid="006b0e7f"/>
    </style:style>
    <style:style style:name="T22" style:family="text">
      <style:text-properties officeooo:rsid="006d3d73"/>
    </style:style>
    <style:style style:name="T23" style:family="text">
      <style:text-properties officeooo:rsid="0046408d"/>
    </style:style>
    <style:style style:name="T24" style:family="text">
      <style:text-properties officeooo:rsid="007290cb"/>
    </style:style>
    <style:style style:name="T25" style:family="text">
      <style:text-properties officeooo:rsid="006e57aa"/>
    </style:style>
    <style:style style:name="T26" style:family="text">
      <style:text-properties officeooo:rsid="00754e6c"/>
    </style:style>
    <style:style style:name="T27" style:family="text">
      <style:text-properties officeooo:rsid="007888c5"/>
    </style:style>
    <style:style style:name="T28" style:family="text">
      <style:text-properties officeooo:rsid="00793118"/>
    </style:style>
    <style:style style:name="T29" style:family="text">
      <style:text-properties officeooo:rsid="007be0cb"/>
    </style:style>
    <style:style style:name="T30" style:family="text">
      <style:text-properties officeooo:rsid="007d1a74"/>
    </style:style>
    <style:style style:name="T31" style:family="text">
      <style:text-properties officeooo:rsid="00810612"/>
    </style:style>
    <style:style style:name="T32" style:family="text">
      <style:text-properties fo:color="#ce181e" officeooo:rsid="00810612"/>
    </style:style>
    <style:style style:name="T33" style:family="text">
      <style:text-properties fo:color="#ce181e" officeooo:rsid="0084b90a"/>
    </style:style>
    <style:style style:name="T34" style:family="text">
      <style:text-properties officeooo:rsid="0085f7db"/>
    </style:style>
    <style:style style:name="T35" style:family="text">
      <style:text-properties officeooo:rsid="0087d5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text:span text:style-name="T31">8775</text:span> – <text:span text:style-name="T2">Analyse et conception d’algorithmes</text:span></text:p>
      <text:p text:style-name="Subtitle"><text:span text:style-name="T2">TP2</text:span> – <text:span text:style-name="T31">Automne</text:span> <text:span text:style-name="T1">2020</text:span></text:p>
      <text:p text:style-name="P1"/>
      <table:table table:name="Table2" table:style-name="Table2">
        <table:table-column table:style-name="Table2.A"/>
        <table:table-column table:style-name="Table2.B"/>
        <table:table-row>
          <table:table-cell table:style-name="Table2.A1" office:value-type="string">
            <text:p text:style-name="P23">Nom, prénom, matricule des membres</text:p>
          </table:table-cell>
          <table:table-cell table:style-name="Table2.B1" office:value-type="string">
            <text:p text:style-name="P24">Nom, Prénom, matricule</text:p>
            <text:p text:style-name="P24">Nom, Prénom, matricule</text:p>
          </table:table-cell>
        </table:table-row>
        <table:table-row>
          <table:table-cell table:style-name="Table2.A2" office:value-type="string">
            <text:p text:style-name="P23">Note finale / <text:span text:style-name="T7">17</text:span></text:p>
          </table:table-cell>
          <table:table-cell table:style-name="Table2.B2" table:formula="ooow:&lt;Table1.A1&gt;+&lt;Table4.A1&gt;+&lt;Table5.A1&gt;+&lt;Table7.A1&gt;+&lt;Table6.A1&gt;+&lt;Table3.A1&gt;" office:value-type="float" office:value="0">
            <text:p text:style-name="P27">0</text:p>
          </table:table-cell>
        </table:table-row>
      </table:table>
      <text:p text:style-name="P5"/>
      <text:h text:style-name="P47" text:outline-level="1">Information<text:span text:style-name="T14">s</text:span> technique<text:span text:style-name="T14">s</text:span></text:h>
      <text:list xml:id="list794215400" text:style-name="L1">
        <text:list-item>
          <text:p text:style-name="P62">Répondez directement dans <text:span text:style-name="T8">ce document</text:span> ODT avec LibreOffice. <text:span text:style-name="T13">Veuillez ne pas inclure le texte en italique servant de directive.</text:span></text:p>
        </text:list-item>
        <text:list-item>
          <text:p text:style-name="P63">La correction se fait à même le rapport.</text:p>
        </text:list-item>
        <text:list-item>
          <text:p text:style-name="P63"><text:span text:style-name="T31">V</text:span>ous devez faire une remise électronique <text:span text:style-name="T31">avant le </text:span><text:span text:style-name="T32">13 novembre </text:span><text:span text:style-name="T33">23h59 </text:span>en suivant les instructions suivantes:</text:p>
          <text:list>
            <text:list-item>
              <text:p text:style-name="P63">Le dossier remis doit se nommer matricule1_matricule2_tp<text:span text:style-name="T22">2</text:span> et doit être compressé sous format zip.</text:p>
            </text:list-item>
            <text:list-item>
              <text:p text:style-name="P63">À la racine de ce dernier, on doit retrouver :</text:p>
              <text:list>
                <text:list-item>
                  <text:p text:style-name="P63">Ce rapport sous format ODT.</text:p>
                </text:list-item>
                <text:list-item>
                  <text:p text:style-name="P63">Un script nommé <text:span text:style-name="T3">tp.sh</text:span><text:span text:style-name="T9"> servant à exécuter les différents algorithmes du TP. L’interface du script est décrite à la fin du rapport.</text:span></text:p>
                </text:list-item>
                <text:list-item>
                  <text:p text:style-name="P64">Le code source et les exécutables</text:p>
                </text:list-item>
              </text:list>
            </text:list-item>
          </text:list>
        </text:list-item>
        <text:list-item>
          <text:p text:style-name="P65">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3">Si vous utilisez des extraits de codes (programmes) trouvés sur Internet, vous devez en mentionner la source, sinon vous serez sanctionnés pour plagiat. </text:p>
        </text:list-item>
      </text:list>
      <text:h text:style-name="P48" text:outline-level="1">Mise en situation</text:h>
      <text:p text:style-name="P7"><text:tab/><text:span text:style-name="T18">Ce travail pratique se répartit sur deux séances de laboratoire et porte sur l'analyse et la conception d'algorithmes développés suivant différents patrons de conception.</text:span></text:p>
      <text:p text:style-name="P6"/>
      <text:p text:style-name="P10"><text:soft-page-break/><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66" svg:width="0.809cm" svg:height="0.357cm" svg:x="0cm" svg:y="0cm" svg:viewBox="0 0 810 358" draw:points="405,358 0,358 0,0 810,0 810,358"><text:p/></draw:polygon><draw:path draw:style-name="gr3" draw:text-style-name="P67"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67"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67"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67"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67"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66" svg:width="0.691cm" svg:height="0.357cm" svg:x="0cm" svg:y="0cm" svg:viewBox="0 0 692 358" draw:points="345,358 0,358 0,0 692,0 692,358"><text:p/></draw:polygon><draw:path draw:style-name="gr3" draw:text-style-name="P67" svg:width="0.094cm" svg:height="0.293cm" svg:x="0.014cm" svg:y="0cm" svg:viewBox="0 0 95 294" svg:d="M61 0l-61 5v13c30 0 34 2 34 24v220c0 19-5 19-34 19v13c14 0 37-1 48-1 10 0 31 1 47 1v-13c-29 0-34 0-34-19z"><text:p/></draw:path><draw:path draw:style-name="gr3" draw:text-style-name="P67"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67"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67"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67"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text:s/>et <text:s/>profondeur <draw:g text:anchor-type="as-char" svg:y="-0.187cm" draw:z-index="3" draw:style-name="gr1"><svg:title>TexMaths</svg:title><svg:desc>12§display§$p_{bloc}$§svg§600§FALSE§</svg:desc><draw:polygon draw:style-name="gr2" draw:text-style-name="P66" svg:width="0.809cm" svg:height="0.265cm" svg:x="0cm" svg:y="0.005cm" svg:viewBox="0 0 810 266" draw:points="405,266 0,266 0,0 810,0 810,266"><text:p/></draw:polygon><draw:path draw:style-name="gr3" draw:text-style-name="P67"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67"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67"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67"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67"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text:span text:style-name="T21">A</text:span>fin de garantir la stabilité de votre tour, vous devez vous assurer que le bloc que vous ajoutez sur votre tour repose entièrement sur le précédent.</text:p>
      <text:p text:style-name="P10"/>
      <text:p text:style-name="P10">Plus formellement, vous devez respecter la règle suivante: </text:p>
      <text:p text:style-name="P10"/>
      <text:p text:style-name="P10"><text:tab/><text:tab/><draw:g text:anchor-type="as-char" svg:y="-0.295cm" draw:z-index="0" draw:style-name="gr1"><svg:title>TexMaths</svg:title><svg:desc>12§display§$$l_{nouveauBloc} &lt; l_{blocReceveur} \mbox{ et } p_{nouveauBloc} &lt; p_{blocReceveur}$$§svg§600§FALSE§</svg:desc><draw:polygon draw:style-name="gr2" draw:text-style-name="P66" svg:width="10.488cm" svg:height="0.375cm" svg:x="0cm" svg:y="0cm" svg:viewBox="0 0 10489 376" draw:points="5244,376 0,376 0,0 10489,0 10489,376"><text:p/></draw:polygon><draw:path draw:style-name="gr3" draw:text-style-name="P67"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67"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67"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67"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7"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7"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7"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67"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7"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67"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7"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67"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7" svg:width="0.258cm" svg:height="0.245cm" svg:x="2.29cm" svg:y="0.064cm" svg:viewBox="0 0 259 246" svg:d="M251 18c5-2 8-5 8-10 0-4-3-8-8-8-1 0-3 0-9 2l-234 112c-4 1-8 4-8 9 0 6 4 7 8 9l234 111c6 3 8 3 9 3 5 0 8-3 8-8s-3-7-8-10l-222-105z"><text:p/></draw:path><draw:path draw:style-name="gr3" draw:text-style-name="P67"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67"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67"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7"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67"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7"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67"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7"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7"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7"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7"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7"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7"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67"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67" svg:width="0.132cm" svg:height="0.265cm" svg:x="5.187cm" svg:y="0.034cm" svg:viewBox="0 0 133 266" svg:d="M66 91h60v-13h-60v-78h-11c-1 35-13 81-55 82v9h36v117c0 53 40 58 55 58 30 0 42-30 42-58v-24h-11v24c0 31-12 47-28 47-28 0-28-39-28-46z"><text:p/></draw:path><draw:path draw:style-name="gr3" draw:text-style-name="P67"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7"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67"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67"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7"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7"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7"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67"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7"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67"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7"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67"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7" svg:width="0.258cm" svg:height="0.245cm" svg:x="7.86cm" svg:y="0.064cm" svg:viewBox="0 0 259 246" svg:d="M251 18c5-2 8-5 8-10 0-4-3-8-8-8-1 0-3 0-9 2l-234 112c-4 1-8 4-8 9 0 6 4 7 8 9l234 111c6 3 8 3 9 3 5 0 8-3 8-8s-3-7-8-10l-222-105z"><text:p/></draw:path><draw:path draw:style-name="gr3" draw:text-style-name="P67"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7"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67"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7"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67"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7"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67"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7"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7"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7"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7"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7"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7"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10"/>
      <text:p text:style-name="P10">qui garantit une inclusion stricte de la base du nouveau bloc dans la surface du bloc receveur.</text:p>
      <text:p text:style-name="P10"/>
      <text:p text:style-name="P10"><text:tab/>Votre objectif est donc de maximiser la hauteur <draw:g text:anchor-type="as-char" svg:y="-0.289cm" draw:z-index="4" draw:style-name="gr1"><svg:title>TexMaths</svg:title><svg:desc>12§display§$H$§svg§600§FALSE§</svg:desc><draw:polygon draw:style-name="gr2" draw:text-style-name="P66" svg:width="0.317cm" svg:height="0.287cm" svg:x="0cm" svg:y="0cm" svg:viewBox="0 0 318 288" draw:points="158,288 0,288 0,0 318,0 318,288"><text:p/></draw:polygon><draw:path draw:style-name="gr3" draw:text-style-name="P67"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text:s/>de votre tour. Une solution au problème est un sous-ensemble de blocs ordonné, de la base au sommet, tel que chaque bloc peut supporter le suivant.</text:p>
      <text:p text:style-name="P9"/>
      <text:h text:style-name="P49" text:outline-level="1"/>
      <text:h text:style-name="P52" text:outline-level="1">Implantation</text:h>
      <text:p text:style-name="P11"><text:tab/>Trois algorithmes seront implantés, mettant en pratique les patrons de conception <text:span text:style-name="T34">glouton</text:span>, programmation dynamique et recherche avec tabou.</text:p>
      <text:p text:style-name="P12"/>
      <text:h text:style-name="P54" text:outline-level="2">Algorithme <text:span text:style-name="T35">glouton</text:span></text:h>
      <text:p text:style-name="P13"><text:tab/>Vous devez concevoir un algorithme <text:span text:style-name="T35">glouton</text:span> de votre cru pour résoudre ce problème. <text:span text:style-name="T35">Votre critère de choix devra </text:span>être déterministe.</text:p>
      <text:h text:style-name="P54" text:outline-level="2">Algorithme de programmation dynamique</text:h>
      <text:p text:style-name="P35"><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66" svg:width="3.99cm" svg:height="0.376cm" svg:x="0cm" svg:y="0.005cm" svg:viewBox="0 0 3991 377" draw:points="1995,377 0,377 0,0 3991,0 3991,377"><text:p/></draw:polygon><draw:path draw:style-name="gr3" draw:text-style-name="P67"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67"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67"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67"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67"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67"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67"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67"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67" svg:width="0.094cm" svg:height="0.294cm" svg:x="1.661cm" svg:y="0.005cm" svg:viewBox="0 0 95 295" svg:d="M61 0l-61 5v13c30 0 34 2 34 24v221c0 19-5 19-34 19v13c14 0 37-1 48-1 10 0 31 1 47 1v-13c-29 0-34 0-34-19z"><text:p/></draw:path><draw:path draw:style-name="gr3" draw:text-style-name="P67"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67"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67"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67" svg:width="0.281cm" svg:height="0.099cm" svg:x="2.455cm" svg:y="0.143cm" svg:viewBox="0 0 282 100" svg:d="M268 17c6 0 14 0 14-9 0-8-8-8-14-8h-254c-6 0-14 0-14 8 0 9 8 9 14 9zM268 100c6 0 14 0 14-8 0-9-8-9-14-9h-254c-6 0-14 0-14 9 0 8 8 8 14 8z"><text:p/></draw:path><draw:path draw:style-name="gr3" draw:text-style-name="P67"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67"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67"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67"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67"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P35">Soit <draw:g text:anchor-type="as-char" svg:y="-0.318cm" draw:z-index="6" draw:style-name="gr1"><svg:title>TexMaths</svg:title><svg:desc>12§display§$H(j)$§svg§600§FALSE§</svg:desc><draw:polygon draw:style-name="gr2" draw:text-style-name="P66" svg:width="0.773cm" svg:height="0.421cm" svg:x="0cm" svg:y="0.001cm" svg:viewBox="0 0 774 422" draw:points="387,422 0,422 0,0 774,0 774,422"><text:p/></draw:polygon><draw:path draw:style-name="gr3" draw:text-style-name="P67" svg:width="0.288cm" svg:height="0.288cm" svg:x="0.014cm" svg:y="0.026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67" svg:width="0.099cm" svg:height="0.421cm" svg:x="0.357cm" svg:y="0.001cm" svg:viewBox="0 0 100 422" svg:d="M100 419c0-1 0-3-9-10-53-53-66-133-66-198 0-73 16-146 69-199 6-6 6-6 6-7 0-4-3-5-5-5-5 0-43 29-69 83-21 47-26 93-26 128 0 34 5 84 28 132 26 53 62 79 67 79 2 0 5-1 5-3z"><text:p/></draw:path><draw:path draw:style-name="gr3" draw:text-style-name="P67" svg:width="0.106cm" svg:height="0.369cm" svg:x="0.463cm" svg:y="0.034cm" svg:viewBox="0 0 107 370" svg:d="M107 96l-65 5v13c32 0 36 2 36 24v167c0 19-4 55-31 55-1 0-11 0-23-5 7-2 16-8 16-19s-9-19-21-19-19 8-19 19c0 22 24 34 48 34 32 0 59-27 59-65zM107 23c0-13-11-23-23-23s-23 10-23 23c0 12 11 21 23 21s23-9 23-21z"><text:p/></draw:path><draw:path draw:style-name="gr3" draw:text-style-name="P67" svg:width="0.099cm" svg:height="0.421cm" svg:x="0.633cm" svg:y="0.001cm" svg:viewBox="0 0 100 422" svg:d="M100 211c0-32-5-84-29-132-25-51-63-79-66-79-4 0-5 1-5 5 0 1 0 1 8 9 42 42 66 110 66 197 0 73-15 148-68 201-6 4-6 6-6 7 0 2 1 3 5 3 3 0 42-28 67-81 22-47 28-94 28-130z"><text:p/></draw:path></draw:g><text:s/>la hauteur de votre tour avec le bloc <draw:g text:anchor-type="as-char" svg:y="-0.288cm" draw:z-index="7" draw:style-name="gr1"><svg:title>TexMaths</svg:title><svg:desc>12§display§$j$§svg§600§FALSE§</svg:desc><draw:polygon draw:style-name="gr2" draw:text-style-name="P66" svg:width="0.129cm" svg:height="0.364cm" svg:x="0.017cm" svg:y="0cm" svg:viewBox="0 0 130 365" draw:points="65,365 0,365 0,0 130,0 130,365"><text:p/></draw:polygon><draw:path draw:style-name="gr3" draw:text-style-name="P67" svg:width="0.106cm" svg:height="0.369cm" svg:x="0cm" svg:y="0cm" svg:viewBox="0 0 107 370" svg:d="M107 96l-65 5v13c33 0 36 2 36 24v167c0 19-3 55-31 55-1 0-11 0-23-5 7-2 16-8 16-19s-9-19-21-19-19 8-19 19c0 22 24 34 48 34 33 0 59-27 59-65zM107 23c0-13-11-23-23-23s-23 10-23 23c0 12 11 21 23 21s23-9 23-21z"><text:p/></draw:path></draw:g><text:s/>au sommet; on la définit récursivement par</text:p>
      <text:p text:style-name="P35"><draw:g text:anchor-type="as-char" svg:y="-0.319cm" draw:z-index="8" draw:style-name="gr1"><svg:title>TexMaths</svg:title><svg:desc>12§display§$$H(j) = max_{1 \leq i &lt; j \; : \; l_i &gt; l_j, \; p_i &gt; p_j}\{H(i)\}+ h_j.$$§svg§600§FALSE§</svg:desc><draw:polygon draw:style-name="gr2" draw:text-style-name="P66" svg:width="7.787cm" svg:height="0.463cm" svg:x="0cm" svg:y="0cm" svg:viewBox="0 0 7788 464" draw:points="3894,464 0,464 0,0 7788,0 7788,464"><text:p/></draw:polygon><draw:path draw:style-name="gr3" draw:text-style-name="P67"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67" svg:width="0.099cm" svg:height="0.421cm" svg:x="0.427cm" svg:y="0cm" svg:viewBox="0 0 100 422" svg:d="M100 419c0-1 0-3-9-10-53-53-66-133-66-198 0-73 16-146 69-199 6-6 6-6 6-7 0-4-3-5-5-5-5 0-43 29-69 83-21 47-26 93-26 128 0 34 5 84 28 132 26 53 62 79 67 79 2 0 5-1 5-3z"><text:p/></draw:path><draw:path draw:style-name="gr3" draw:text-style-name="P67"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67" svg:width="0.099cm" svg:height="0.421cm" svg:x="0.77cm" svg:y="0cm" svg:viewBox="0 0 100 422" svg:d="M100 211c0-32-5-84-29-132-25-51-63-79-66-79-4 0-5 1-5 5 0 1 0 1 8 9 42 42 66 110 66 197 0 73-15 148-68 201-6 4-6 6-6 7 0 2 1 3 5 3 3 0 42-28 67-81 22-47 28-94 28-130z"><text:p/></draw:path><draw:path draw:style-name="gr3" draw:text-style-name="P67" svg:width="0.281cm" svg:height="0.099cm" svg:x="1.051cm" svg:y="0.162cm" svg:viewBox="0 0 282 100" svg:d="M268 17c6 0 14 0 14-9 0-8-8-8-14-8h-254c-6 0-14 0-14 8 0 9 8 9 14 9zM268 100c6 0 14 0 14-9 0-8-8-8-14-8h-254c-6 0-14 0-14 8 0 9 8 9 14 9z"><text:p/></draw:path><draw:path draw:style-name="gr3" draw:text-style-name="P67"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67"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7"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67" svg:width="0.108cm" svg:height="0.196cm" svg:x="2.34cm" svg:y="0.183cm" svg:viewBox="0 0 109 197" svg:d="M67 8c0-8 0-8-8-8-19 19-47 19-59 19v11c7 0 26 0 43-8v151c0 9 0 13-30 13h-11v11c5 0 42-1 53-1 10 0 47 1 54 1v-11h-12c-30 0-30-4-30-13z"><text:p/></draw:path><draw:path draw:style-name="gr3" draw:text-style-name="P67"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67"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67" svg:width="0.199cm" svg:height="0.193cm" svg:x="2.891cm" svg:y="0.209cm" svg:viewBox="0 0 200 194" svg:d="M194 16c4-3 6-5 6-9 0-3-2-7-7-7 0 0-1 0-5 1l-182 88c-4 2-6 3-6 8s4 6 6 7l181 88c5 2 6 2 6 2 5 0 7-3 7-8 0-4-3-6-6-7l-170-82z"><text:p/></draw:path><draw:path draw:style-name="gr3" draw:text-style-name="P67"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67" svg:width="0.034cm" svg:height="0.127cm" svg:x="3.406cm" svg:y="0.252cm" svg:viewBox="0 0 35 128" svg:d="M35 17c0-10-9-17-17-17-11 0-18 8-18 17 0 11 8 18 18 18s17-9 17-18zM35 112c0-11-9-18-17-18-11 0-18 8-18 18 0 9 8 16 18 16s17-8 17-16z"><text:p/></draw:path><draw:path draw:style-name="gr3" draw:text-style-name="P67"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67"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67" svg:width="0.199cm" svg:height="0.193cm" svg:x="3.838cm" svg:y="0.209cm" svg:viewBox="0 0 200 194" svg:d="M194 104c4-1 6-3 6-7 0-5-2-6-6-7l-181-88c-3-2-5-2-6-2-3 0-7 4-7 7 0 5 4 6 6 7l170 83-170 82c-4 2-6 3-6 7 0 5 4 8 7 8 0 0 3 0 6-2z"><text:p/></draw:path><draw:path draw:style-name="gr3" draw:text-style-name="P67"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67"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67" svg:width="0.037cm" svg:height="0.091cm" svg:x="4.367cm" svg:y="0.347cm" svg:viewBox="0 0 38 92" svg:d="M30 30c0 16-2 35-24 54-1 1-1 2-1 4s2 4 3 4c5 0 30-24 30-60 0-18-7-32-21-32-10 0-17 7-17 17 0 9 7 18 18 18 7 0 12-5 12-5z"><text:p/></draw:path><draw:path draw:style-name="gr3" draw:text-style-name="P67"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67"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67" svg:width="0.199cm" svg:height="0.193cm" svg:x="4.87cm" svg:y="0.209cm" svg:viewBox="0 0 200 194" svg:d="M194 104c4-1 6-3 6-7 0-5-2-6-6-7l-181-88c-3-2-5-2-6-2-3 0-7 4-7 7 0 5 4 6 6 7l170 83-170 82c-4 2-6 3-6 7 0 5 4 8 7 8 0 0 3 0 6-2z"><text:p/></draw:path><draw:path draw:style-name="gr3" draw:text-style-name="P67"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67"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67"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67"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67" svg:width="0.099cm" svg:height="0.421cm" svg:x="6.091cm" svg:y="0cm" svg:viewBox="0 0 100 422" svg:d="M100 419c0-1 0-3-9-10-53-53-66-133-66-198 0-73 16-146 69-199 6-6 6-6 6-7 0-4-3-5-5-5-5 0-43 29-69 83-21 47-26 93-26 128 0 34 5 84 28 132 26 53 62 79 67 79 2 0 5-1 5-3z"><text:p/></draw:path><draw:path draw:style-name="gr3" draw:text-style-name="P67"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67" svg:width="0.099cm" svg:height="0.421cm" svg:x="6.383cm" svg:y="0cm" svg:viewBox="0 0 100 422" svg:d="M100 211c0-32-5-84-29-132-25-51-63-79-66-79-4 0-5 1-5 5 0 1 0 1 8 9 42 42 66 110 66 197 0 73-15 148-68 201-6 4-6 6-6 7 0 2 1 3 5 3 3 0 42-28 67-81 22-47 28-94 28-130z"><text:p/></draw:path><draw:path draw:style-name="gr3" draw:text-style-name="P67"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67" svg:width="0.281cm" svg:height="0.281cm" svg:x="6.851cm" svg:y="0.072cm" svg:viewBox="0 0 282 282" svg:d="M150 150h118c6 0 14 0 14-8 0-10-8-10-14-10h-118v-118c0-6 0-14-8-14-10 0-10 8-10 14v118h-118c-6 0-14 0-14 10 0 8 8 8 14 8h118v118c0 6 0 14 10 14 8 0 8-8 8-14z"><text:p/></draw:path><draw:path draw:style-name="gr3" draw:text-style-name="P67"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7"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67" svg:width="0.045cm" svg:height="0.045cm" svg:x="7.707cm" svg:y="0.273cm" svg:viewBox="0 0 46 46" svg:d="M46 23c0-12-10-23-23-23-12 0-23 11-23 23 0 13 11 23 23 23 13 0 23-10 23-23z"><text:p/></draw:path></draw:g><text:s/></text:p>
      <text:p text:style-name="P35">Pour un exemplaire à <draw:g text:anchor-type="as-char" svg:y="-0.185cm" draw:z-index="9" draw:style-name="gr1"><svg:title>TexMaths</svg:title><svg:desc>12§display§$n$ §svg§600§FALSE§</svg:desc><draw:polygon draw:style-name="gr2" draw:text-style-name="P66" svg:width="0.234cm" svg:height="0.18cm" svg:x="0cm" svg:y="0.005cm" svg:viewBox="0 0 235 181" draw:points="117,181 0,181 0,0 235,0 235,181"><text:p/></draw:polygon><draw:path draw:style-name="gr3" draw:text-style-name="P67"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text:s/>blocs la solution se trouve à <draw:g text:anchor-type="as-char" svg:y="-0.318cm" draw:z-index="10" draw:style-name="gr1"><svg:title>TexMaths</svg:title><svg:desc>12§display§$\max_{1 \leq j \leq 3n} H(j)$§svg§600§FALSE§</svg:desc><draw:polygon draw:style-name="gr2" draw:text-style-name="P66" svg:width="3.016cm" svg:height="0.436cm" svg:x="0cm" svg:y="0.001cm" svg:viewBox="0 0 3017 437" draw:points="1508,437 0,437 0,0 3017,0 3017,437"><text:p/></draw:polygon><draw:path draw:style-name="gr3" draw:text-style-name="P67" svg:width="0.329cm" svg:height="0.186cm" svg:x="0.013cm" svg:y="0.13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67" svg:width="0.191cm" svg:height="0.193cm" svg:x="0.37cm" svg:y="0.123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67" svg:width="0.213cm" svg:height="0.181cm" svg:x="0.568cm" svg:y="0.131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67" svg:width="0.108cm" svg:height="0.195cm" svg:x="0.817cm" svg:y="0.183cm" svg:viewBox="0 0 109 196" svg:d="M67 8c0-8 0-8-8-8-19 19-47 19-59 19v11c7 0 26 0 43-8v150c0 10 0 14-30 14h-11v10c5 0 42-1 53-1 10 0 47 1 54 1v-10h-12c-30 0-30-4-30-14z"><text:p/></draw:path><draw:path draw:style-name="gr3" draw:text-style-name="P67" svg:width="0.199cm" svg:height="0.258cm" svg:x="0.985cm" svg:y="0.175cm" svg:viewBox="0 0 200 259" svg:d="M194 16c4-3 6-5 6-9 0-3-2-7-7-7 0 0-1 0-5 1l-181 88c-6 2-7 4-7 8 0 2 1 5 7 7l180 86c5 3 6 3 6 3 5 0 7-4 7-7 0-5-3-6-6-8l-170-81zM188 259c5 0 12 0 12-8s-6-8-12-8h-176c-5 0-12 0-12 8s7 8 12 8z"><text:p/></draw:path><draw:path draw:style-name="gr3" draw:text-style-name="P67" svg:width="0.13cm" svg:height="0.255cm" svg:x="1.217cm" svg:y="0.183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67" svg:width="0.199cm" svg:height="0.258cm" svg:x="1.405cm" svg:y="0.175cm" svg:viewBox="0 0 200 259" svg:d="M194 16c4-3 6-5 6-9 0-3-2-7-7-7 0 0-1 0-5 1l-181 88c-6 2-7 4-7 8 0 2 1 5 7 7l180 86c5 3 6 3 6 3 5 0 7-4 7-7 0-5-3-6-6-8l-170-81zM188 259c5 0 12 0 12-8s-6-8-12-8h-176c-5 0-12 0-12 8s7 8 12 8z"><text:p/></draw:path><draw:path draw:style-name="gr3" draw:text-style-name="P67" svg:width="0.136cm" svg:height="0.201cm" svg:x="1.652cm" svg:y="0.183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67" svg:width="0.18cm" svg:height="0.133cm" svg:x="1.819cm" svg:y="0.25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67" svg:width="0.355cm" svg:height="0.288cm" svg:x="2.122cm" svg:y="0.026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67" svg:width="0.099cm" svg:height="0.42cm" svg:x="2.532cm" svg:y="0.001cm" svg:viewBox="0 0 100 421" svg:d="M100 418c0-1 0-3-9-10-53-52-66-133-66-197 0-73 16-146 69-199 6-6 6-6 6-7 0-4-3-5-5-5-5 0-43 29-69 83-21 46-26 93-26 128 0 33 5 83 28 131 26 53 62 79 67 79 2 0 5-1 5-3z"><text:p/></draw:path><draw:path draw:style-name="gr3" draw:text-style-name="P67" svg:width="0.173cm" svg:height="0.364cm" svg:x="2.648cm" svg:y="0.034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67" svg:width="0.099cm" svg:height="0.42cm" svg:x="2.875cm" svg:y="0.001cm" svg:viewBox="0 0 100 421" svg:d="M100 211c0-33-5-84-29-132-25-51-63-79-66-79-4 0-5 1-5 5 0 1 0 1 8 9 42 42 66 109 66 197 0 73-15 147-68 200-6 4-6 6-6 7 0 2 1 3 5 3 3 0 42-28 67-81 22-47 28-93 28-129z"><text:p/></draw:path></draw:g>.</text:p>
      <text:h text:style-name="P54" text:outline-level="2">Recherche avec tabou</text:h>
      <text:p text:style-name="P35">Enfin vous devez implanter l'approche de recherche avec tabou avec le voisinage suivant :</text:p>
      <text:p text:style-name="P38"><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66" svg:width="0.984cm" svg:height="0.421cm" svg:x="0cm" svg:y="0.001cm" svg:viewBox="0 0 985 422" draw:points="493,422 0,422 0,0 985,0 985,422"><text:p/></draw:polygon><draw:polygon draw:style-name="gr3" draw:text-style-name="P67" svg:width="0.058cm" svg:height="0.421cm" svg:x="0.049cm" svg:y="0.001cm" svg:viewBox="0 0 59 422" draw:points="59,422 59,406 17,406 17,17 59,17 59,0 0,0 0,422"><text:p/></draw:polygon><draw:path draw:style-name="gr3" draw:text-style-name="P67" svg:width="0.181cm" svg:height="0.294cm" svg:x="0.14cm" svg:y="0.026cm" svg:viewBox="0 0 182 295" svg:d="M179 29c3-6 3-6 3-16h-103c-51 0-53-5-54-13h-11l-14 88h11c1-8 5-34 11-39 2-3 36-3 40-3h89c-5 7-38 54-48 67-38 57-53 116-53 159 0 4 0 23 21 23 19 0 19-19 19-23v-21c0-23 1-47 5-70 1-9 7-45 26-72z"><text:p/></draw:path><draw:path draw:style-name="gr3" draw:text-style-name="P67" svg:width="0.049cm" svg:height="0.126cm" svg:x="0.365cm" svg:y="0.272cm" svg:viewBox="0 0 50 127" svg:d="M50 44c0-26-10-44-27-44-16 0-23 12-23 23s7 23 23 23c7 0 12-4 17-6v-2c1 0 1 0 1 6 0 28-12 54-31 74-3 2-3 3-3 4 0 4 3 5 4 5 6 0 39-33 39-83z"><text:p/></draw:path><draw:path draw:style-name="gr3" draw:text-style-name="P67" svg:width="0.139cm" svg:height="0.281cm" svg:x="0.482cm" svg:y="0.034cm" svg:viewBox="0 0 140 282" svg:d="M88 11c0-10 0-11-10-11-26 28-65 28-78 28v13c8 0 34 0 55-12v219c0 16-1 21-39 21h-14v13c16-1 52-1 70-1 17 0 54 0 68 1v-13h-13c-38 0-39-5-39-21z"><text:p/></draw:path><draw:path draw:style-name="gr3" draw:text-style-name="P67" svg:width="0.178cm" svg:height="0.291cm" svg:x="0.672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67" svg:width="0.058cm" svg:height="0.421cm" svg:x="0.876cm" svg:y="0.001cm" svg:viewBox="0 0 59 422" draw:points="59,0 0,0 0,17 42,17 42,406 0,406 0,422 59,422"><text:p/></draw:polygon></draw:g>. Le voisin choisi est celui qui maximise la hauteur de la tour.</text:p>
      <text:p text:style-name="P35"><text:tab/>Démarrez avec une tour vide et arrêtez après 100 itérations sans amélioration de la meilleure solution trouvée.</text:p>
      <text:h text:style-name="P50" text:outline-level="1"/>
      <text:h text:style-name="P52" text:outline-level="1">Jeu de données</text:h>
      <text:p text:style-name="P17"><text:tab/><text:span text:style-name="T23">Pour tester les algorithmes, vous devez générer un jeu de données avec 10 exemplaires </text:span></text:p>
      <text:p text:style-name="P16">pour les tailles: <text:span text:style-name="T30">100</text:span>, 500, 1000, 5000, 10000, 50000 <text:span text:style-name="T30">et 100000</text:span>. Vous pouvez utiliser le script suivant:</text:p>
      <text:p text:style-name="P36"/>
      <text:p text:style-name="P41">#!/bin/bash</text:p>
      <text:p text:style-name="P40">for n in {100,500,1000,5000,10000,50000,100000}; do</text:p>
      <text:p text:style-name="P40"><text:s text:c="4"/>for i in {1..10}; do</text:p>
      <text:p text:style-name="P40"><text:s text:c="8"/># Génération d'une permutation de 1 à 3n</text:p>
      <text:p text:style-name="P40"><text:s text:c="8"/>shuf -i 1-$((3*$n)) | </text:p>
      <text:p text:style-name="P40"><text:s text:c="8"/># Regroupement par bloc de 3</text:p>
      <text:p text:style-name="P40"><text:s text:c="8"/>awk 'BEGIN {i=0} {printf $1; if (++i%3==0) printf "\n"; <text:s/>else printf " "}' <text:span text:style-name="T24">|</text:span></text:p>
      <text:p text:style-name="P40"><text:tab/><text:span text:style-name="T26"># On génère trois orientations différentes</text:span></text:p>
      <text:p text:style-name="P42"><text:s text:c="8"/>awk '{</text:p>
      <text:p text:style-name="P42"><text:tab/><text:tab/>printf $1; if ($2 &lt; $3) print " "$2" "$3; else prin<text:span text:style-name="T28">t</text:span> " "$3" "$2;</text:p>
      <text:p text:style-name="P42"><text:tab/><text:tab/>printf $2; if ($1 &lt; $3) print " "$1" "$3; else prin<text:span text:style-name="T28">t</text:span> " "$3" "$1;</text:p>
      <text:p text:style-name="P42"><text:tab/><text:tab/>printf $3; if ($1 &lt; $2) print " "$1" "$2; else prin<text:span text:style-name="T28">t</text:span> " "$2" "$1;</text:p>
      <text:p text:style-name="P42"><text:tab/>}' <text:span text:style-name="T25">&gt; b${n}_${i}.txt</text:span></text:p>
      <text:p text:style-name="P40"><text:s text:c="4"/>done</text:p>
      <text:p text:style-name="P40">done</text:p>
      <text:p text:style-name="P39"/>
      <text:p text:style-name="P18">Chaque ligne représente les trois dimensions d’un bloc <text:span text:style-name="T27">(hauteur, largeur, profondeur). Chaque taille </text:span><text:span text:style-name="T5">n </text:span><text:span text:style-name="T10">contient </text:span><text:span text:style-name="T5">3n </text:span><text:span text:style-name="T10">blocs. Si vous regardez le script, on génère trois blocs à partir de chaque groupe de trois entiers généré par </text:span><text:span text:style-name="T6">shuf</text:span><text:span text:style-name="T11"> + </text:span><text:span text:style-name="T6">awk</text:span><text:span text:style-name="T11">.</text:span></text:p>
      <text:h text:style-name="P53" text:outline-level="1">Présentation des résultats</text:h>
      <table:table table:name="Table1" table:style-name="Table1">
        <table:table-column table:style-name="Table1.A"/>
        <table:table-column table:style-name="Table1.B"/>
        <table:table-row>
          <table:table-cell table:style-name="Table1.A1" office:value-type="string">
            <text:p text:style-name="P25">0</text:p>
          </table:table-cell>
          <table:table-cell table:style-name="Table1.B1" office:value-type="string">
            <text:p text:style-name="P19"><text:s/>/ <text:span text:style-name="T34">5 pt</text:span></text:p>
          </table:table-cell>
        </table:table-row>
      </table:table>
      <text:p text:style-name="Standard"/>
      <text:h text:style-name="P55" text:outline-level="3">Tableau des résulats</text:h>
      <text:p text:style-name="P14"><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h text:style-name="P56" text:outline-level="3">Graphs pour analyse hybride</text:h>
      <text:p text:style-name="P37"><text:tab/><text:span text:style-name="T4">Voir questions plus bas.</text:span></text:p>
      <text:h text:style-name="P51" text:outline-level="1">Analyse et discussion</text:h>
      <table:table table:name="Table4" table:style-name="Table4">
        <table:table-column table:style-name="Table4.A"/>
        <table:table-column table:style-name="Table4.B"/>
        <table:table-row>
          <table:table-cell table:style-name="Table4.A1" office:value-type="string">
            <text:p text:style-name="P25">0</text:p>
          </table:table-cell>
          <table:table-cell table:style-name="Table4.B1" office:value-type="string">
            <text:p text:style-name="P20"><text:s/>/ <text:span text:style-name="T34">8 pt</text:span></text:p>
          </table:table-cell>
        </table:table-row>
      </table:table>
      <text:h text:style-name="P57" text:outline-level="3">Tentez une analyse asymptotique du temps de calcul pour chaque algorithme.</text:h>
      <text:p text:style-name="P29"><text:tab/>Si vous préférez écrire vos équations en Latex, vous pouvez <text:span text:style-name="T19">ajouter</text:span> un pdf <text:span text:style-name="T19">à la remise </text:span>avec la réponse à cette question et le mentionner ici.</text:p>
      <text:h text:style-name="P58" text:outline-level="3">Servez-vous de vos temps d'exécution pour confirmer et/ou préciser l'analyse asymptotique théorique de vos algorithmes avec la méthode hybride de votre choix.</text:h>
      <text:p text:style-name="P31"><text:tab/>La méthode peut varier d'un algorithme à l'autre. Justifiez les choix ici et mettez les graphiques dans la section précédente. <text:span text:style-name="T29">Attention, vous devrez vous poser des questions pour l’algorithme tabou.</text:span></text:p>
      <text:h text:style-name="P58" text:outline-level="3">Discutez des trois algorithmes en fonction de la qualité respective des solutions obtenues, de la consommation de ressources (temps de calcul, espace mémoire) et de la difficulté d'implantation.</text:h>
      <text:p text:style-name="P32"/>
      <text:h text:style-name="P58" text:outline-level="3">Indiquez sous quelles conditions vous utiliseriez <text:span text:style-name="T29">chaque</text:span> algorithmes.</text:h>
      <text:p text:style-name="P30"/>
      <text:h text:style-name="P51" text:outline-level="1">Autre<text:span text:style-name="T12">s</text:span> critères <text:span text:style-name="T12">de </text:span>correction</text:h>
      <text:h text:style-name="P59" text:outline-level="3">Respect de l’interface tp.sh</text:h>
      <table:table table:name="Table5" table:style-name="Table5">
        <table:table-column table:style-name="Table5.A"/>
        <table:table-column table:style-name="Table5.B"/>
        <table:table-row>
          <table:table-cell table:style-name="Table5.A1" office:value-type="string">
            <text:p text:style-name="P25">0</text:p>
          </table:table-cell>
          <table:table-cell table:style-name="Table5.B1" office:value-type="string">
            <text:p text:style-name="P21"><text:s/>/ <text:span text:style-name="T7">1 pt</text:span></text:p>
          </table:table-cell>
        </table:table-row>
      </table:table>
      <text:p text:style-name="P2"/>
      <text:p text:style-name="P3">Utilisation</text:p>
      <text:p text:style-name="P2"><text:tab/>tp.sh -a [<text:span text:style-name="T20">vorace</text:span> | <text:span text:style-name="T20">progdyn</text:span> | <text:span text:style-name="T20">tabou</text:span>] -e [<text:span text:style-name="T17">path_vers_exemplaire</text:span>]</text:p>
      <text:p text:style-name="P2"/>
      <text:p text:style-name="P3">Arguments optionnels</text:p>
      <text:p text:style-name="P15"><text:span text:style-name="T7"><text:tab/></text:span>-p <text:tab/><text:span text:style-name="T20">affiche les blocs utilisés dans la construction de la tour chacun sur une ligne (hauteur, <text:tab/><text:tab/><text:tab/>largeur, profondeur) en commençant par le bas.</text:span></text:p>
      <text:p text:style-name="P2"><text:tab/>-<text:span text:style-name="T7">t<text:tab/>affiche le temps d’exécution en ms, sans unité ni texte superflu</text:span></text:p>
      <text:p text:style-name="P3"/>
      <text:p text:style-name="P8">Important: l’option -e doit accepter des fichiers avec des paths absolus. </text:p>
      <text:p text:style-name="P3"/>
      <text:h text:style-name="P60" text:outline-level="3">Qualité du code</text:h>
      <table:table table:name="Table7" table:style-name="Table7">
        <table:table-column table:style-name="Table7.A"/>
        <table:table-column table:style-name="Table7.B"/>
        <table:table-row>
          <table:table-cell table:style-name="Table7.A1" office:value-type="string">
            <text:p text:style-name="P26">0</text:p>
          </table:table-cell>
          <table:table-cell table:style-name="Table7.B1" office:value-type="string">
            <text:p text:style-name="P22"><text:s/>/ <text:span text:style-name="T7">1 pt</text:span></text:p>
          </table:table-cell>
        </table:table-row>
      </table:table>
      <text:p text:style-name="P4"/>
      <text:h text:style-name="P59" text:outline-level="3">Présentation générale</text:h>
      <table:table table:name="Table6" table:style-name="Table6">
        <table:table-column table:style-name="Table6.A"/>
        <table:table-column table:style-name="Table6.B"/>
        <table:table-row>
          <table:table-cell table:style-name="Table6.A1" office:value-type="string">
            <text:p text:style-name="P25">0</text:p>
          </table:table-cell>
          <table:table-cell table:style-name="Table6.B1" office:value-type="string">
            <text:p text:style-name="P21"><text:s/>/ <text:span text:style-name="T34">2 pt</text:span></text:p>
          </table:table-cell>
        </table:table-row>
      </table:table>
      <text:p text:style-name="P33"/>
      <text:list xml:id="list2055015454" text:style-name="L2">
        <text:list-item>
          <text:p text:style-name="P44">Concision</text:p>
        </text:list-item>
        <text:list-item>
          <text:p text:style-name="P45">Qualité du français</text:p>
        </text:list-item>
      </text:list>
      <text:h text:style-name="P61" text:outline-level="3">Pénalité retard</text:h>
      <table:table table:name="Table3" table:style-name="Table3">
        <table:table-column table:style-name="Table3.A"/>
        <table:table-row>
          <table:table-cell table:style-name="Table3.A1" office:value-type="string">
            <text:p text:style-name="P28">0</text:p>
          </table:table-cell>
        </table:table-row>
      </table:table>
      <text:p text:style-name="P34"/>
      <text:list xml:id="list138752912" text:style-name="L3">
        <text:list-item>
          <text:p text:style-name="P46">-<text:span text:style-name="T15">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20-10-20T23:47:00.046688896</dc:date>
    <meta:editing-duration>PT4H28M6S</meta:editing-duration>
    <meta:editing-cycles>62</meta:editing-cycles>
    <meta:generator>LibreOffice/6.0.7.3$Linux_X86_64 LibreOffice_project/00m0$Build-3</meta:generator>
    <meta:document-statistic meta:table-count="7" meta:image-count="0" meta:object-count="0" meta:page-count="7" meta:paragraph-count="94" meta:word-count="1093" meta:character-count="6668" meta:non-whitespace-character-count="5577"/>
  </office:meta>
</office:document-meta>
</file>